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extbody" style:master-page-name="MP0" style:family="paragraph">
      <style:paragraph-properties fo:break-before="page" fo:text-align="center" fo:margin-bottom="0.0416in" fo:line-height="137%"/>
      <style:text-properties style:font-name="Trebuchet MS" fo:color="#000000" fo:font-size="18pt" style:font-size-asian="18pt" style:font-size-complex="18pt"/>
    </style:style>
    <style:style style:name="P2" style:parent-style-name="Textbody" style:family="paragraph">
      <style:text-properties style:font-name="Trebuchet MS"/>
    </style:style>
    <style:style style:name="P3" style:parent-style-name="Textbody" style:family="paragraph">
      <style:paragraph-properties fo:margin-bottom="0in" fo:line-height="137%"/>
      <style:text-properties style:font-name="Trebuchet MS" fo:font-weight="bold" style:font-weight-asian="bold" fo:color="#000000" style:text-underline-type="single" style:text-underline-style="solid" style:text-underline-width="auto" style:text-underline-mode="continuous"/>
    </style:style>
    <style:style style:name="P4" style:parent-style-name="Textbody" style:list-style-name="LFO1" style:family="paragraph">
      <style:paragraph-properties fo:margin-bottom="0in" fo:line-height="137%"/>
      <style:text-properties style:font-name="Trebuchet MS" fo:color="#000000"/>
    </style:style>
    <style:style style:name="P5" style:parent-style-name="Textbody" style:list-style-name="LFO1" style:family="paragraph">
      <style:paragraph-properties fo:margin-bottom="0in" fo:line-height="137%"/>
      <style:text-properties style:font-name="Trebuchet MS" fo:color="#000000"/>
    </style:style>
    <style:style style:name="P6" style:parent-style-name="Textbody" style:family="paragraph">
      <style:text-properties style:font-name="Trebuchet MS"/>
    </style:style>
    <style:style style:name="P7" style:parent-style-name="Textbody" style:family="paragraph">
      <style:paragraph-properties fo:margin-bottom="0in" fo:line-height="137%"/>
    </style:style>
    <style:style style:name="T8"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9" style:parent-style-name="Textbody" style:list-style-name="LFO2" style:family="paragraph">
      <style:paragraph-properties fo:margin-bottom="0in" fo:line-height="137%"/>
      <style:text-properties style:font-name="Trebuchet MS" fo:color="#000000"/>
    </style:style>
    <style:style style:name="P10" style:parent-style-name="Textbody" style:family="paragraph">
      <style:text-properties style:font-name="Trebuchet MS"/>
    </style:style>
    <style:style style:name="P11" style:parent-style-name="Textbody" style:family="paragraph">
      <style:paragraph-properties fo:margin-bottom="0in" fo:line-height="137%"/>
    </style:style>
    <style:style style:name="T12"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3" style:parent-style-name="Textbody" style:list-style-name="LFO3" style:family="paragraph">
      <style:paragraph-properties fo:margin-bottom="0in" fo:line-height="137%"/>
    </style:style>
    <style:style style:name="T14" style:parent-style-name="Policepardéfaut" style:family="text">
      <style:text-properties style:font-name="Trebuchet MS" fo:color="#000000"/>
    </style:style>
    <style:style style:name="P15" style:parent-style-name="Textbody" style:family="paragraph">
      <style:paragraph-properties fo:margin-bottom="0in" fo:line-height="137%"/>
      <style:text-properties style:font-name="Trebuchet MS"/>
    </style:style>
    <style:style style:name="P16" style:parent-style-name="Textbody" style:family="paragraph">
      <style:paragraph-properties fo:margin-bottom="0in" fo:line-height="137%"/>
    </style:style>
    <style:style style:name="T17" style:parent-style-name="Policepardéfaut" style:family="text">
      <style:text-properties style:font-name="Trebuchet MS" fo:font-weight="bold" style:font-weight-asian="bold" fo:color="#000000" style:text-underline-type="single" style:text-underline-style="solid" style:text-underline-width="auto" style:text-underline-mode="continuous"/>
    </style:style>
    <style:style style:name="P18" style:parent-style-name="Textbody" style:list-style-name="LFO4" style:family="paragraph">
      <style:paragraph-properties fo:margin-bottom="0in" fo:line-height="137%"/>
      <style:text-properties style:font-name="Trebuchet MS" fo:color="#000000"/>
    </style:style>
    <style:style style:name="P19" style:parent-style-name="Textbody" style:list-style-name="LFO4" style:family="paragraph">
      <style:paragraph-properties fo:margin-bottom="0in" fo:line-height="137%"/>
      <style:text-properties style:font-name="Trebuchet MS" fo:color="#000000"/>
    </style:style>
    <style:style style:name="P20" style:parent-style-name="Textbody" style:list-style-name="LFO4" style:family="paragraph">
      <style:paragraph-properties fo:margin-bottom="0in" fo:line-height="137%"/>
      <style:text-properties style:font-name="Trebuchet MS" fo:color="#000000"/>
    </style:style>
    <style:style style:name="P21" style:parent-style-name="Textbody" style:list-style-name="LFO4" style:family="paragraph">
      <style:paragraph-properties fo:margin-bottom="0in" fo:line-height="137%"/>
      <style:text-properties style:font-name="Trebuchet MS" fo:color="#000000"/>
    </style:style>
    <style:style style:name="P22" style:parent-style-name="Textbody" style:list-style-name="LFO4" style:family="paragraph">
      <style:paragraph-properties fo:margin-bottom="0in" fo:line-height="137%"/>
      <style:text-properties style:font-name="Trebuchet MS" fo:color="#000000"/>
    </style:style>
    <style:style style:name="T23" style:parent-style-name="Policepardéfaut" style:family="text">
      <style:text-properties style:font-name="Trebuchet MS"/>
    </style:style>
    <style:style style:name="T24" style:parent-style-name="Policepardéfaut" style:family="text">
      <style:text-properties style:font-name="Trebuchet MS"/>
    </style:style>
    <style:style style:name="T25" style:parent-style-name="Policepardéfaut" style:family="text">
      <style:text-properties style:font-name="Trebuchet MS"/>
    </style:style>
    <style:style style:name="T26" style:parent-style-name="Policepardéfaut" style:family="text">
      <style:text-properties style:font-name="Trebuchet MS"/>
    </style:style>
    <style:style style:name="T27" style:parent-style-name="Policepardéfaut" style:family="text">
      <style:text-properties style:font-name="Trebuchet MS"/>
    </style:style>
    <style:style style:name="T28" style:parent-style-name="Policepardéfaut" style:family="text">
      <style:text-properties style:font-name="Trebuchet MS"/>
    </style:style>
    <style:style style:name="T29" style:parent-style-name="Policepardéfaut" style:family="text">
      <style:text-properties style:font-name="Trebuchet MS"/>
    </style:style>
  </office:automatic-styles>
  <office:body>
    <office:text text:use-soft-page-breaks="true">
      <text:p text:style-name="P1"><text:bookmark-start text:name="docs-internal-guid-4995d06c-05c6-a762-6a"/><text:bookmark-end text:name="docs-internal-guid-4995d06c-05c6-a762-6a"/>CofiApp</text:p>
      <text:p text:style-name="P2"/>
      <text:p text:style-name="P3">Éléments redondants lors des descriptions :</text:p>
      <text:list text:style-name="LFO1" text:continue-numbering="true">
        <text:list-item>
          <text:p text:style-name="P4">Situé en haut de la page, les différents boutons permettent d'accéder à diverses fonctionnalités. Le bouton “admin” permet aux<text:s/>gérants de se connecter sur compte spécial qui a plus de droits<text:s/>qu’un simple utilisateur<text:s/>sur l’application. Une fois connecté en tant qu’administrateur, le bouton “supprimer” apparaît dans la fenêtre et il permet de supprimer des films ou des réalisateurs. Le bouton “ajouter” permet d’ajouter dans l’application des films ou des réalisateurs. Le bouton “indépendants” va permettre de mettre en avant les courts ou long métrages de studios indépendants.</text:p>
        </text:list-item>
        <text:list-item>
          <text:p text:style-name="P5">Sur la partie gauche, on trouve la liste des tous les films disponibles avec une barre de recherche pour une navigation plus simple.</text:p>
        </text:list-item>
      </text:list>
      <text:p text:style-name="P6"/>
      <text:p text:style-name="P7"><text:span text:style-name="T8">Accueil :</text:span></text:p>
      <text:list text:style-name="LFO2" text:continue-numbering="true">
        <text:list-item>
          <text:p text:style-name="P9">Cette vue contient le logo ainsi que le nom de l’application et en dessous de ces éléments, il y a une brève description du fonctionnement de l’application avec les différentes règles à suivre.</text:p>
        </text:list-item>
      </text:list>
      <text:p text:style-name="P10"/>
      <text:p text:style-name="P11"><text:span text:style-name="T12">Add_Box :</text:span></text:p>
      <text:list text:style-name="LFO3" text:continue-numbering="true">
        <text:list-item>
          <text:p text:style-name="P13"><text:span text:style-name="T14">Cette fenêtre est ouverte lorsque que l’on clique sur le bouton “Ajouter” et elle permet d’ajouter un film ou un réalisateur.</text:span></text:p>
        </text:list-item>
      </text:list>
      <text:p text:style-name="P15"/>
      <text:p text:style-name="P16"><text:span text:style-name="T17">Add_Director :</text:span></text:p>
      <text:list text:style-name="LFO4" text:continue-numbering="true">
        <text:list-item>
          <text:p text:style-name="P18">C’est la partie qui va permettre d’ajouter un réalisateur en fonction des films déjà existants dans l’application.</text:p>
        </text:list-item>
        <text:list-item>
          <text:p text:style-name="P19">On a différents champs à remplir avec du texte contenant le nom, le prénom, la date de naissance, la date de mort (laissé le champ vide s’il n’en a pas), la nationalité et la biographie.</text:p>
        </text:list-item>
        <text:list-item>
          <text:p text:style-name="P20">On peut ajouter une image qui<text:s/>va servir de photo de profil pour le réalisateur. Si cette option est ignorée, le réalisateur aura une photo de profil par défaut qui pourra être modifié par un administrateur.</text:p>
        </text:list-item>
        <text:list-item>
          <text:p text:style-name="P21">Ensuite la partie films notables permet de relier le réalisateur avec les différents films qu’il a réalisé.</text:p>
        </text:list-item>
        <text:list-item>
          <text:p text:style-name="P22">Pour finir le bouton “ajouter” qui permet de valider et d'enregistrer le réalisateur dans la base de données.</text:p>
        </text:list-item>
      </text:list>
      <text:p text:style-name="Textbody"><text:span text:style-name="T23"><text:line-break/></text:span><text:soft-page-break/><text:span text:style-name="T24"><text:line-break/></text:span><text:span text:style-name="T25"><text:line-break/></text:span><text:span text:style-name="T26"><text:line-break/></text:span><text:span text:style-name="T27"><text:line-break/></text:span><text:span text:style-name="T28"><text:line-break/></text:span><text:span text:style-name="T2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lement ALLAVENA</meta:initial-creator>
    <dc:creator>Clement ALLAVENA</dc:creator>
    <meta:creation-date>2018-04-27T08:25:00Z</meta:creation-date>
    <dc:date>2018-04-27T11:41:00Z</dc:date>
    <meta:template xlink:href="Normal" xlink:type="simple"/>
    <meta:editing-cycles>2</meta:editing-cycles>
    <meta:editing-duration>PT120S</meta:editing-duration>
    <meta:document-statistic meta:page-count="2" meta:paragraph-count="3" meta:word-count="286" meta:character-count="1857" meta:row-count="13" meta:non-whitespace-character-count="1574"/>
  </office:meta>
</office:document-meta>
</file>